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69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021.61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97.94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118.74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169.46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632.01pt"/>
    </style:style>
    <style:style style:name="co15" style:family="table-column">
      <style:table-column-properties fo:break-before="auto" style:column-width="72.26pt"/>
    </style:style>
    <style:style style:name="co16" style:family="table-column">
      <style:table-column-properties fo:break-before="auto" style:column-width="96.55pt"/>
    </style:style>
    <style:style style:name="co17" style:family="table-column">
      <style:table-column-properties fo:break-before="auto" style:column-width="148.59pt"/>
    </style:style>
    <style:style style:name="co18" style:family="table-column">
      <style:table-column-properties fo:break-before="auto" style:column-width="848.64pt"/>
    </style:style>
    <style:style style:name="co1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6" office:value-type="string" calcext:value-type="string">
            <text:p>Train Dataset</text:p>
          </table:table-cell>
          <table:table-cell table:style-name="ce10" office:value-type="string" calcext:value-type="string">
            <text:p>lambda</text:p>
          </table:table-cell>
          <table:table-cell table:style-name="ce10" office:value-type="string" calcext:value-type="string">
            <text:p># Epoche</text:p>
          </table:table-cell>
          <table:table-cell table:style-name="ce10" office:value-type="string" calcext:value-type="string">
            <text:p>Transform</text:p>
          </table:table-cell>
          <table:table-cell table:style-name="ce10" office:value-type="string" calcext:value-type="string">
            <text:p>SSIM GOPRO</text:p>
          </table:table-cell>
          <table:table-cell table:style-name="ce10" office:value-type="string" calcext:value-type="string">
            <text:p>PSNR GOPRO</text:p>
          </table:table-cell>
          <table:table-cell table:style-name="ce6" office:value-type="string" calcext:value-type="string">
            <text:p>SSIM RSBlur</text:p>
          </table:table-cell>
          <table:table-cell table:style-name="ce6" office:value-type="string" calcext:value-type="string">
            <text:p>PSNR RSBlur</text:p>
          </table:table-cell>
          <table:table-cell table:style-name="ce6" office:value-type="string" calcext:value-type="string">
            <text:p>SSIM RSBlur high res</text:p>
          </table:table-cell>
          <table:table-cell table:style-name="ce6" office:value-type="string" calcext:value-type="string">
            <text:p>PSNR RSBlur high res</text:p>
          </table:table-cell>
          <table:table-cell table:style-name="ce6" office:value-type="string" calcext:value-type="string">
            <text:p>score avg[(PSNR /33+SSIM)*10/2]</text:p>
          </table:table-cell>
          <table:table-cell table:style-name="ce6" office:value-type="string" calcext:value-type="string">
            <text:p>score con high_res</text:p>
          </table:table-cell>
          <table:table-cell table:style-name="ce20" office:value-type="string" calcext:value-type="string">
            <text:p>Note</text:p>
          </table:table-cell>
          <table:table-cell table:style-name="ce24" office:value-type="string" calcext:value-type="string">
            <text:p>Nome</text:p>
          </table:table-cell>
          <table:table-cell table:style-name="ce6" office:value-type="string" calcext:value-type="string">
            <text:p># Esempi test</text:p>
          </table:table-cell>
          <table:table-cell table:style-name="ce6" office:value-type="string" calcext:value-type="string">
            <text:p># Esempi training</text:p>
          </table:table-cell>
          <table:table-cell table:style-name="ce6" office:value-type="string" calcext:value-type="string">
            <text:p>Risoluzione</text:p>
          </table:table-cell>
          <table:table-cell table:style-name="ce20" office:value-type="string" calcext:value-type="string">
            <text:p>Not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_1</text:p>
          </table:table-cell>
          <table:table-cell table:style-name="ce7" office:value-type="string" calcext:value-type="string">
            <text:p>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200" calcext:value-type="float">
            <text:p>200</text:p>
          </table:table-cell>
          <table:table-cell table:style-name="ce17" office:value-type="string" calcext:value-type="string">
            <text:p>AutoAugment(), ToDtype(torch.get_default_dtype()), NormalizeRange(), ScaleJitter(target_size=(256, 256), scale_range=(0.8, 1.2)), <text:s/>v2.RandomResizedCrop(256), ColorJitter(), RandomInvert(), RandomHorizontalFlip(p=0.5)</text:p>
          </table:table-cell>
          <table:table-cell table:style-name="ce7" office:value-type="float" office:value="0.8012" calcext:value-type="float">
            <text:p>0.8012</text:p>
          </table:table-cell>
          <table:table-cell table:style-name="ce7" office:value-type="float" office:value="26.0183" calcext:value-type="float">
            <text:p>26.0183</text:p>
          </table:table-cell>
          <table:table-cell table:style-name="ce7" office:value-type="float" office:value="0.7968" calcext:value-type="float">
            <text:p>0.7968</text:p>
          </table:table-cell>
          <table:table-cell table:style-name="ce7" office:value-type="float" office:value="28.0105" calcext:value-type="float">
            <text:p>28.0105</text:p>
          </table:table-cell>
          <table:table-cell table:style-name="ce7" table:number-columns-repeated="2"/>
          <table:table-cell table:style-name="ce7" table:formula="of:=([.F2]+[.H2]+([.G2]+[.I2])/33)*50/2" office:value-type="float" office:value="80.8809090909091" calcext:value-type="float">
            <text:p>80.8809090909091</text:p>
          </table:table-cell>
          <table:table-cell table:style-name="ce7"/>
          <table:table-cell table:style-name="ce21"/>
          <table:table-cell table:style-name="ce2" office:value-type="string" calcext:value-type="string">
            <text:p>GOPRO</text:p>
          </table:table-cell>
          <table:table-cell table:style-name="ce7" office:value-type="float" office:value="1229" calcext:value-type="float">
            <text:p>1229</text:p>
          </table:table-cell>
          <table:table-cell table:style-name="ce7" office:value-type="float" office:value="2100" calcext:value-type="float">
            <text:p>2100</text:p>
          </table:table-cell>
          <table:table-cell table:style-name="ce15" office:value-type="string" calcext:value-type="string">
            <text:p>1280x720</text:p>
          </table:table-cell>
          <table:table-cell table:style-name="ce28"/>
          <table:table-cell table:number-columns-repeated="1005"/>
        </table:table-row>
        <table:table-row table:style-name="ro1">
          <table:table-cell table:style-name="ce3" office:value-type="string" calcext:value-type="string">
            <text:p>B_2</text:p>
          </table:table-cell>
          <table:table-cell table:style-name="ce8" office:value-type="string" calcext:value-type="string">
            <text:p>RSBlur</text:p>
          </table:table-cell>
          <table:table-cell table:style-name="ce8" office:value-type="float" office:value="0.2" calcext:value-type="float">
            <text:p>0.2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ToDtype(torch.get_default_dtype()), NormalizeRange(), RandomResizedCrop(256), ColorJitter(), RandomInvert(), RandomHorizontalFlip(p=0.5)</text:p>
          </table:table-cell>
          <table:table-cell table:style-name="ce8" office:value-type="float" office:value="0.7862" calcext:value-type="float">
            <text:p>0.7862</text:p>
          </table:table-cell>
          <table:table-cell table:style-name="ce8" office:value-type="float" office:value="25.0378" calcext:value-type="float">
            <text:p>25.0378</text:p>
          </table:table-cell>
          <table:table-cell table:style-name="ce8" office:value-type="float" office:value="0.8326" calcext:value-type="float">
            <text:p>0.8326</text:p>
          </table:table-cell>
          <table:table-cell table:style-name="ce8" office:value-type="float" office:value="29.4073" calcext:value-type="float">
            <text:p>29.4073</text:p>
          </table:table-cell>
          <table:table-cell table:style-name="ce8" table:number-columns-repeated="2"/>
          <table:table-cell table:style-name="ce8" table:formula="of:=([.F3]+[.H3]+([.G3]+[.I3])/33)*50/2" office:value-type="float" office:value="81.7162878787879" calcext:value-type="float">
            <text:p>81.7162878787879</text:p>
          </table:table-cell>
          <table:table-cell table:style-name="ce8"/>
          <table:table-cell table:style-name="ce22"/>
          <table:table-cell table:style-name="ce3" office:value-type="string" calcext:value-type="string">
            <text:p>RSBlur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13" office:value-type="string" calcext:value-type="string">
            <text:p>1280x800</text:p>
          </table:table-cell>
          <table:table-cell table:style-name="ce22" office:value-type="string" calcext:value-type="string">
            <text:p>Ottenuta come sample casuale di immagini prese da un tot di cartelle di RSBlur a cui è applicato resize di opencv (che interpola)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_1</text:p>
          </table:table-cell>
          <table:table-cell table:style-name="ce7" office:value-type="string" calcext:value-type="string">
            <text:p>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000" calcext:value-type="float">
            <text:p>1000</text:p>
          </table:table-cell>
          <table:table-cell table:style-name="ce17" office:value-type="string" calcext:value-type="string">
            <text:p>AutoAugment(), ToDtype(torch.get_default_dtype()), NormalizeRange(), v2.RandomResizedCrop(256), ColorJitter(), RandomInvert(), RandomHorizontalFlip(p=0.5)</text:p>
          </table:table-cell>
          <table:table-cell table:style-name="ce7" office:value-type="float" office:value="0.8666" calcext:value-type="float">
            <text:p>0.8666</text:p>
          </table:table-cell>
          <table:table-cell table:style-name="ce7" office:value-type="float" office:value="28.5515" calcext:value-type="float">
            <text:p>28.5515</text:p>
          </table:table-cell>
          <table:table-cell table:style-name="ce7" office:value-type="float" office:value="0.8328" calcext:value-type="float">
            <text:p>0.8328</text:p>
          </table:table-cell>
          <table:table-cell table:style-name="ce7" office:value-type="float" office:value="28.9787" calcext:value-type="float">
            <text:p>28.9787</text:p>
          </table:table-cell>
          <table:table-cell table:style-name="ce7" table:number-columns-repeated="2"/>
          <table:table-cell table:style-name="ce7" table:formula="of:=([.F4]+[.H4]+([.G4]+[.I4])/33)*50/2" office:value-type="float" office:value="86.0684848484848" calcext:value-type="float">
            <text:p>86.0684848484848</text:p>
          </table:table-cell>
          <table:table-cell table:style-name="ce7"/>
          <table:table-cell table:style-name="ce21" office:value-type="string" calcext:value-type="string">
            <text:p>sulle foto mosse (fatte da me) sembra comportarsi peggio che dopo 700 epoche, con più artefatti grafici e distorsione. potrebbe essere la loss</text:p>
          </table:table-cell>
          <table:table-cell table:style-name="ce2" office:value-type="string" calcext:value-type="string">
            <text:p>RSBlur high res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15" office:value-type="string" calcext:value-type="string">
            <text:p>1912x1196 (circa, variabile)</text:p>
          </table:table-cell>
          <table:table-cell table:style-name="ce21" office:value-type="string" calcext:value-type="string">
            <text:p>Ottenuta come sample casuale di immagini prese da un tot di cartelle di RSBlur, croppate invece che resizate HA L'ENORME DIFETTO CHE CONTIENE LA CARTELLA 3 DI RSBLUR SIA PER TRAINING CHE PER TEST, PIù AVANTI è STATO USATO RSBlur_new per questo motivo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_1</text:p>
          </table:table-cell>
          <table:table-cell table:style-name="ce8" office:value-type="string" calcext:value-type="string">
            <text:p>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700" calcext:value-type="float">
            <text:p>700</text:p>
          </table:table-cell>
          <table:table-cell table:style-name="ce18" office:value-type="string" calcext:value-type="string">
            <text:p>AutoAugment(), ToDtype(torch.get_default_dtype()), NormalizeRange(), v2.RandomResizedCrop(256), ColorJitter(), RandomInvert(), RandomHorizontalFlip(p=0.5)</text:p>
          </table:table-cell>
          <table:table-cell table:style-name="ce8" office:value-type="float" office:value="0.8576" calcext:value-type="float">
            <text:p>0.8576</text:p>
          </table:table-cell>
          <table:table-cell table:style-name="ce8" office:value-type="float" office:value="28.2926" calcext:value-type="float">
            <text:p>28.2926</text:p>
          </table:table-cell>
          <table:table-cell table:style-name="ce8" office:value-type="float" office:value="0.8151" calcext:value-type="float">
            <text:p>0.8151</text:p>
          </table:table-cell>
          <table:table-cell table:style-name="ce8" office:value-type="float" office:value="27.8269" calcext:value-type="float">
            <text:p>27.8269</text:p>
          </table:table-cell>
          <table:table-cell table:style-name="ce8" table:number-columns-repeated="2"/>
          <table:table-cell table:style-name="ce8" table:formula="of:=([.F5]+[.H5]+([.G5]+[.I5])/33)*50/2" office:value-type="float" office:value="84.3322727272727" calcext:value-type="float">
            <text:p>84.3322727272727</text:p>
          </table:table-cell>
          <table:table-cell table:style-name="ce8"/>
          <table:table-cell table:style-name="ce22" office:value-type="string" calcext:value-type="string">
            <text:p>Meno artefatti grafici rispetto a S_2, il filtro applicato è decisamente più ordinato e le scritte vengono meglio (sarà lambda?)</text:p>
          </table:table-cell>
          <table:table-cell table:style-name="ce3" office:value-type="string" calcext:value-type="string">
            <text:p>RSBlur_new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755" calcext:value-type="float">
            <text:p>2755</text:p>
          </table:table-cell>
          <table:table-cell table:style-name="ce13" office:value-type="string" calcext:value-type="string">
            <text:p>1912x1196 (circa, variabile)</text:p>
          </table:table-cell>
          <table:table-cell table:style-name="ce22" office:value-type="string" calcext:value-type="string">
            <text:p>Uguale a RSBlur high res ma senza cartella 3 per training e con aggiunta di cartella 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_1</text:p>
          </table:table-cell>
          <table:table-cell table:style-name="ce7" office:value-type="string" calcext:value-type="string">
            <text:p>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200" calcext:value-type="float">
            <text:p>200</text:p>
          </table:table-cell>
          <table:table-cell table:style-name="ce17" office:value-type="string" calcext:value-type="string">
            <text:p>AutoAugment(), ToDtype(torch.get_default_dtype()), NormalizeRange(), v2.RandomResizedCrop(256), ColorJitter(), RandomInvert(), RandomHorizontalFlip(p=0.5)</text:p>
          </table:table-cell>
          <table:table-cell table:style-name="ce7" office:value-type="float" office:value="0.7924" calcext:value-type="float">
            <text:p>0.7924</text:p>
          </table:table-cell>
          <table:table-cell table:style-name="ce7" office:value-type="float" office:value="25.705" calcext:value-type="float">
            <text:p>25.705</text:p>
          </table:table-cell>
          <table:table-cell table:style-name="ce7" office:value-type="float" office:value="0.7977" calcext:value-type="float">
            <text:p>0.7977</text:p>
          </table:table-cell>
          <table:table-cell table:style-name="ce7" office:value-type="float" office:value="28.2487" calcext:value-type="float">
            <text:p>28.2487</text:p>
          </table:table-cell>
          <table:table-cell table:style-name="ce7" table:number-columns-repeated="2"/>
          <table:table-cell table:style-name="ce7" table:formula="of:=([.F6]+[.H6]+([.G6]+[.I6])/33)*50/2" office:value-type="float" office:value="80.6265151515152" calcext:value-type="float">
            <text:p>80.6265151515152</text:p>
          </table:table-cell>
          <table:table-cell table:style-name="ce7"/>
          <table:table-cell table:style-name="ce21"/>
          <table:table-cell table:style-name="ce2" office:value-type="string" calcext:value-type="string">
            <text:p>HRDS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11857" calcext:value-type="float">
            <text:p>11857</text:p>
          </table:table-cell>
          <table:table-cell table:style-name="ce15" office:value-type="string" calcext:value-type="string">
            <text:p>1915x1918 <text:s/>(circa, variabile)</text:p>
          </table:table-cell>
          <table:table-cell table:style-name="ce21" office:value-type="string" calcext:value-type="string">
            <text:p>Huge Rsblur DataSet, tutto RSBlur senza le cartelle per il test di RSBlur_new, viene usato il 5% delle immagini per la validati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_2</text:p>
          </table:table-cell>
          <table:table-cell table:style-name="ce8" office:value-type="string" calcext:value-type="string">
            <text:p>RSBlur</text:p>
          </table:table-cell>
          <table:table-cell table:style-name="ce8" office:value-type="float" office:value="0.2" calcext:value-type="float">
            <text:p>0.2</text:p>
          </table:table-cell>
          <table:table-cell table:style-name="ce12" office:value-type="float" office:value="400" calcext:value-type="float">
            <text:p>400</text:p>
          </table:table-cell>
          <table:table-cell table:style-name="ce18" office:value-type="string" calcext:value-type="string">
            <text:p>ToDtype(torch.get_default_dtype()), NormalizeRange(), RandomResizedCrop(256), ColorJitter(), RandomInvert(), RandomHorizontalFlip(p=0.5)</text:p>
          </table:table-cell>
          <table:table-cell table:style-name="ce8" office:value-type="float" office:value="0.798" calcext:value-type="float">
            <text:p>0.798</text:p>
          </table:table-cell>
          <table:table-cell table:style-name="ce8" office:value-type="float" office:value="25.0942" calcext:value-type="float">
            <text:p>25.0942</text:p>
          </table:table-cell>
          <table:table-cell table:style-name="ce8" office:value-type="float" office:value="0.8452" calcext:value-type="float">
            <text:p>0.8452</text:p>
          </table:table-cell>
          <table:table-cell table:style-name="ce8" office:value-type="float" office:value="30.0055" calcext:value-type="float">
            <text:p>30.0055</text:p>
          </table:table-cell>
          <table:table-cell table:style-name="ce8" table:number-columns-repeated="2"/>
          <table:table-cell table:style-name="ce8" table:formula="of:=([.F7]+[.H7]+([.G7]+[.I7])/33)*50/2" office:value-type="float" office:value="82.822196969697" calcext:value-type="float">
            <text:p>82.822196969697</text:p>
          </table:table-cell>
          <table:table-cell table:style-name="ce8"/>
          <table:table-cell table:style-name="ce22"/>
          <table:table-cell table:style-name="ce3" office:value-type="string" calcext:value-type="string">
            <text:p>Mix Sharp n%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0" calcext:value-type="float">
            <text:p>2500</text:p>
          </table:table-cell>
          <table:table-cell table:style-name="ce13" office:value-type="string" calcext:value-type="string">
            <text:p>1912x1196 (circa, variabile)</text:p>
          </table:table-cell>
          <table:table-cell table:style-name="ce22" office:value-type="string" calcext:value-type="string">
            <text:p>Come RSBlur high res ma n% degli esempi (scelti casualmente) <text:s/>sono coppie di immagini nitide, usato per fine tuning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_2</text:p>
          </table:table-cell>
          <table:table-cell table:style-name="ce7" office:value-type="string" calcext:value-type="string">
            <text:p>RSBlur</text:p>
          </table:table-cell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200" calcext:value-type="float">
            <text:p>200</text:p>
          </table:table-cell>
          <table:table-cell table:style-name="ce17" office:value-type="string" calcext:value-type="string">
            <text:p>ToDtype(torch.get_default_dtype()), NormalizeRange(), RandomResizedCrop(256), ColorJitter(), RandomInvert(), RandomHorizontalFlip(p=0.5)</text:p>
          </table:table-cell>
          <table:table-cell table:style-name="ce7" office:value-type="float" office:value="0.7879" calcext:value-type="float">
            <text:p>0.7879</text:p>
          </table:table-cell>
          <table:table-cell table:style-name="ce7" office:value-type="float" office:value="25.0822" calcext:value-type="float">
            <text:p>25.0822</text:p>
          </table:table-cell>
          <table:table-cell table:style-name="ce7" office:value-type="float" office:value="0.8336" calcext:value-type="float">
            <text:p>0.8336</text:p>
          </table:table-cell>
          <table:table-cell table:style-name="ce7" office:value-type="float" office:value="29.4689" calcext:value-type="float">
            <text:p>29.4689</text:p>
          </table:table-cell>
          <table:table-cell table:style-name="ce7" table:number-columns-repeated="2"/>
          <table:table-cell table:style-name="ce7" table:formula="of:=([.F8]+[.H8]+([.G8]+[.I8])/33)*50/2" office:value-type="float" office:value="81.8640909090909" calcext:value-type="float">
            <text:p>81.8640909090909</text:p>
          </table:table-cell>
          <table:table-cell table:style-name="ce7"/>
          <table:table-cell table:style-name="ce21"/>
          <table:table-cell table:style-name="ce25" office:value-type="string" calcext:value-type="string">
            <text:p>RSBlur + 1 cartella di GOPRO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110" calcext:value-type="float">
            <text:p>1110</text:p>
          </table:table-cell>
          <table:table-cell table:style-name="ce27" office:value-type="string" calcext:value-type="string">
            <text:p>1280x800, 1280x720</text:p>
          </table:table-cell>
          <table:table-cell table:style-name="ce29" office:value-type="string" calcext:value-type="string">
            <text:p>RSBlur + cartella GOPR0378_13_00 (da cui la seconda risoluzione), test set invariato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_2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2" calcext:value-type="float">
            <text:p>0.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8" office:value-type="string" calcext:value-type="string">
            <text:p>ToDtype(torch.get_default_dtype()), NormalizeRange(), RandomResizedCrop(256), ColorJitter(), RandomInvert(), RandomHorizontalFlip(p=0.5)</text:p>
          </table:table-cell>
          <table:table-cell table:style-name="ce8" office:value-type="float" office:value="0.8109" calcext:value-type="float">
            <text:p>0.8109</text:p>
          </table:table-cell>
          <table:table-cell table:style-name="ce8" office:value-type="float" office:value="25.7855" calcext:value-type="float">
            <text:p>25.7855</text:p>
          </table:table-cell>
          <table:table-cell table:style-name="ce8" office:value-type="float" office:value="0.8628" calcext:value-type="float">
            <text:p>0.8628</text:p>
          </table:table-cell>
          <table:table-cell table:style-name="ce8" office:value-type="float" office:value="30.7311" calcext:value-type="float">
            <text:p>30.7311</text:p>
          </table:table-cell>
          <table:table-cell table:style-name="ce8" table:number-columns-repeated="2"/>
          <table:table-cell table:style-name="ce8" table:formula="of:=([.F9]+[.H9]+([.G9]+[.I9])/33)*50/2" office:value-type="float" office:value="84.6581060606061" calcext:value-type="float">
            <text:p>84.6581060606061</text:p>
          </table:table-cell>
          <table:table-cell table:style-name="ce8"/>
          <table:table-cell table:style-name="ce22" office:value-type="string" calcext:value-type="string">
            <text:p>Poco miglioramento rispetto a prima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_2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700" calcext:value-type="float">
            <text:p>700</text:p>
          </table:table-cell>
          <table:table-cell table:style-name="ce17" office:value-type="string" calcext:value-type="string">
            <text:p>ToDtype(torch.get_default_dtype()), NormalizeRange(), RandomResizedCrop(256), ColorJitter(), RandomInvert(), RandomHorizontalFlip(p=0.5)</text:p>
          </table:table-cell>
          <table:table-cell table:style-name="ce7" office:value-type="float" office:value="0.8124" calcext:value-type="float">
            <text:p>0.8124</text:p>
          </table:table-cell>
          <table:table-cell table:style-name="ce7" office:value-type="float" office:value="26.0018" calcext:value-type="float">
            <text:p>26.0018</text:p>
          </table:table-cell>
          <table:table-cell table:style-name="ce7" office:value-type="float" office:value="0.8586" calcext:value-type="float">
            <text:p>0.8586</text:p>
          </table:table-cell>
          <table:table-cell table:style-name="ce7" office:value-type="float" office:value="30.5448" calcext:value-type="float">
            <text:p>30.5448</text:p>
          </table:table-cell>
          <table:table-cell table:style-name="ce7" table:number-columns-repeated="2"/>
          <table:table-cell table:style-name="ce7" table:formula="of:=([.F10]+[.H10]+([.G10]+[.I10])/33)*50/2" office:value-type="float" office:value="84.6133333333333" calcext:value-type="float">
            <text:p>84.6133333333333</text:p>
          </table:table-cell>
          <table:table-cell table:style-name="ce7"/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_3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700" calcext:value-type="float">
            <text:p>700</text:p>
          </table:table-cell>
          <table:table-cell table:style-name="ce18" office:value-type="string" calcext:value-type="string">
            <text:p>ToDtype(torch.get_default_dtype()),NormalizeRange(),RandomResizedCrop(256),RandomHorizontalFlip(p=0.5)</text:p>
          </table:table-cell>
          <table:table-cell table:style-name="ce8" office:value-type="float" office:value="0.8028" calcext:value-type="float">
            <text:p>0.8028</text:p>
          </table:table-cell>
          <table:table-cell table:style-name="ce8" office:value-type="float" office:value="25.6138" calcext:value-type="float">
            <text:p>25.6138</text:p>
          </table:table-cell>
          <table:table-cell table:style-name="ce8" office:value-type="float" office:value="0.8491" calcext:value-type="float">
            <text:p>0.8491</text:p>
          </table:table-cell>
          <table:table-cell table:style-name="ce8" office:value-type="float" office:value="30.3364" calcext:value-type="float">
            <text:p>30.3364</text:p>
          </table:table-cell>
          <table:table-cell table:style-name="ce8" table:number-columns-repeated="2"/>
          <table:table-cell table:style-name="ce8" table:formula="of:=([.F11]+[.H11]+([.G11]+[.I11])/33)*50/2" office:value-type="float" office:value="83.6840151515152" calcext:value-type="float">
            <text:p>83.6840151515152</text:p>
          </table:table-cell>
          <table:table-cell table:style-name="ce8"/>
          <table:table-cell table:style-name="ce22" office:value-type="string" calcext:value-type="string">
            <text:p>miglioramenti marginali, performance scarse su foto moss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_3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400" calcext:value-type="float">
            <text:p>400</text:p>
          </table:table-cell>
          <table:table-cell table:style-name="ce17" office:value-type="string" calcext:value-type="string">
            <text:p>ToDtype(torch.get_default_dtype()),NormalizeRange(),RandomResizedCrop(256),RandomHorizontalFlip(p=0.5)</text:p>
          </table:table-cell>
          <table:table-cell table:style-name="ce7" office:value-type="float" office:value="0.7983" calcext:value-type="float">
            <text:p>0.7983</text:p>
          </table:table-cell>
          <table:table-cell table:style-name="ce7" office:value-type="float" office:value="25.2419" calcext:value-type="float">
            <text:p>25.2419</text:p>
          </table:table-cell>
          <table:table-cell table:style-name="ce7" office:value-type="float" office:value="0.847" calcext:value-type="float">
            <text:p>0.847</text:p>
          </table:table-cell>
          <table:table-cell table:style-name="ce7" office:value-type="float" office:value="30.1966" calcext:value-type="float">
            <text:p>30.1966</text:p>
          </table:table-cell>
          <table:table-cell table:style-name="ce7" table:number-columns-repeated="2"/>
          <table:table-cell table:style-name="ce7" table:formula="of:=([.F12]+[.H12]+([.G12]+[.I12])/33)*50/2" office:value-type="float" office:value="83.1313636363636" calcext:value-type="float">
            <text:p>83.1313636363636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3" office:value-type="string" calcext:value-type="string">
            <text:p>S_3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ToDtype(torch.get_default_dtype()),NormalizeRange(),RandomResizedCrop(256),RandomHorizontalFlip(p=0.5)</text:p>
          </table:table-cell>
          <table:table-cell table:style-name="ce8" office:value-type="float" office:value="0.7979" calcext:value-type="float">
            <text:p>0.7979</text:p>
          </table:table-cell>
          <table:table-cell table:style-name="ce8" office:value-type="float" office:value="25.5416" calcext:value-type="float">
            <text:p>25.5416</text:p>
          </table:table-cell>
          <table:table-cell table:style-name="ce8" office:value-type="float" office:value="0.8395" calcext:value-type="float">
            <text:p>0.8395</text:p>
          </table:table-cell>
          <table:table-cell table:style-name="ce8" office:value-type="float" office:value="29.8421" calcext:value-type="float">
            <text:p>29.8421</text:p>
          </table:table-cell>
          <table:table-cell table:style-name="ce8" table:number-columns-repeated="2"/>
          <table:table-cell table:style-name="ce8" table:formula="of:=([.F13]+[.H13]+([.G13]+[.I13])/33)*50/2" office:value-type="float" office:value="82.8923484848485" calcext:value-type="float">
            <text:p>82.8923484848485</text:p>
          </table:table-cell>
          <table:table-cell table:style-name="ce8"/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_4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400" calcext:value-type="float">
            <text:p>400</text:p>
          </table:table-cell>
          <table:table-cell table:style-name="ce17" office:value-type="string" calcext:value-type="string">
            <text:p>ToDtype(torch.get_default_dtype()),NormalizeRange(),RandomResizedCrop(256),RandomHorizontalFlip(p=0.5)</text:p>
          </table:table-cell>
          <table:table-cell table:style-name="ce7" office:value-type="float" office:value="0.7924" calcext:value-type="float">
            <text:p>0.7924</text:p>
          </table:table-cell>
          <table:table-cell table:style-name="ce7" office:value-type="float" office:value="25.2911" calcext:value-type="float">
            <text:p>25.2911</text:p>
          </table:table-cell>
          <table:table-cell table:style-name="ce7" office:value-type="float" office:value="0.8405" calcext:value-type="float">
            <text:p>0.8405</text:p>
          </table:table-cell>
          <table:table-cell table:style-name="ce7" office:value-type="float" office:value="29.8585" calcext:value-type="float">
            <text:p>29.8585</text:p>
          </table:table-cell>
          <table:table-cell table:style-name="ce7" table:number-columns-repeated="2"/>
          <table:table-cell table:style-name="ce7" table:formula="of:=([.F14]+[.H14]+([.G14]+[.I14])/33)*50/2" office:value-type="float" office:value="82.6025" calcext:value-type="float">
            <text:p>82.6025</text:p>
          </table:table-cell>
          <table:table-cell table:style-name="ce7"/>
          <table:table-cell table:style-name="ce21" office:value-type="string" calcext:value-type="string">
            <text:p>0 miglioramenti, anche il grafico della loss conferma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_4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2" calcext:value-type="float">
            <text:p>0.2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ToDtype(torch.get_default_dtype()),NormalizeRange(),RandomResizedCrop(256),RandomHorizontalFlip(p=0.5)</text:p>
          </table:table-cell>
          <table:table-cell table:style-name="ce8" office:value-type="float" office:value="0.7922" calcext:value-type="float">
            <text:p>0.7922</text:p>
          </table:table-cell>
          <table:table-cell table:style-name="ce8" office:value-type="float" office:value="25.276" calcext:value-type="float">
            <text:p>25.276</text:p>
          </table:table-cell>
          <table:table-cell table:style-name="ce8" office:value-type="float" office:value="0.8405" calcext:value-type="float">
            <text:p>0.8405</text:p>
          </table:table-cell>
          <table:table-cell table:style-name="ce8" office:value-type="float" office:value="29.8416" calcext:value-type="float">
            <text:p>29.8416</text:p>
          </table:table-cell>
          <table:table-cell table:number-columns-repeated="2"/>
          <table:table-cell table:style-name="ce8" table:formula="of:=([.F15]+[.H15]+([.G15]+[.I15])/33)*50/2" office:value-type="float" office:value="82.5732575757576" calcext:value-type="float">
            <text:p>82.5732575757576</text:p>
          </table:table-cell>
          <table:table-cell table:style-name="ce8"/>
          <table:table-cell table:style-name="ce22" office:value-type="string" calcext:value-type="string">
            <text:p>Come S_3 con <text:s/>lambda=0.2, sembra promettent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_5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ToDtype(torch.get_default_dtype()),NormalizeRange(),RandomResizedCrop(256),RandomHorizontalFlip(p=0.5), v2.ColorJitter() RandomInvert()</text:p>
          </table:table-cell>
          <table:table-cell table:style-name="ce7" office:value-type="float" office:value="0.7926" calcext:value-type="float">
            <text:p>0.7926</text:p>
          </table:table-cell>
          <table:table-cell table:style-name="ce7" office:value-type="float" office:value="25.3454" calcext:value-type="float">
            <text:p>25.3454</text:p>
          </table:table-cell>
          <table:table-cell table:style-name="ce7" office:value-type="float" office:value="0.8338" calcext:value-type="float">
            <text:p>0.8338</text:p>
          </table:table-cell>
          <table:table-cell table:style-name="ce7" office:value-type="float" office:value="29.4911" calcext:value-type="float">
            <text:p>29.4911</text:p>
          </table:table-cell>
          <table:table-cell table:style-name="ce7" table:number-columns-repeated="2"/>
          <table:table-cell table:style-name="ce7" table:formula="of:=([.F16]+[.H16]+([.G16]+[.I16])/33)*50/2" office:value-type="float" office:value="82.202803030303" calcext:value-type="float">
            <text:p>82.202803030303</text:p>
          </table:table-cell>
          <table:table-cell table:style-name="ce7"/>
          <table:table-cell table:style-name="ce21" office:value-type="string" calcext:value-type="string">
            <text:p>Come S_3 con transform sul colore, per testarne l'influenza (negativa, scartare)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_6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700" calcext:value-type="float">
            <text:p>7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328" calcext:value-type="float">
            <text:p>0.8328</text:p>
          </table:table-cell>
          <table:table-cell table:style-name="ce8" office:value-type="float" office:value="26.8075" calcext:value-type="float">
            <text:p>26.8075</text:p>
          </table:table-cell>
          <table:table-cell table:style-name="ce8" office:value-type="float" office:value="0.8749" calcext:value-type="float">
            <text:p>0.8749</text:p>
          </table:table-cell>
          <table:table-cell table:style-name="ce8" office:value-type="float" office:value="31.4075" calcext:value-type="float">
            <text:p>31.4075</text:p>
          </table:table-cell>
          <table:table-cell table:style-name="ce8" office:value-type="float" office:value="0.7943" calcext:value-type="float">
            <text:p>0.7943</text:p>
          </table:table-cell>
          <table:table-cell table:style-name="ce8" office:value-type="float" office:value="29.0993" calcext:value-type="float">
            <text:p>29.0993</text:p>
          </table:table-cell>
          <table:table-cell table:style-name="ce8" table:formula="of:=([.F17]+[.H17]+([.G17]+[.I17])/33)*50/2" office:value-type="float" office:value="86.7947727272727" calcext:value-type="float">
            <text:p>86.7947727272727</text:p>
          </table:table-cell>
          <table:table-cell table:style-name="ce8" table:formula="of:=(([.F17]+[.H17]+[.J17])+([.G17]+[.I17]+[.K17])/33)*50/3" office:value-type="float" office:value="85.79813131" calcext:value-type="float">
            <text:p>85.79813131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_6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1000" calcext:value-type="float">
            <text:p>1000</text:p>
          </table:table-cell>
          <table:table-cell table:style-name="ce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297" calcext:value-type="float">
            <text:p>0.8297</text:p>
          </table:table-cell>
          <table:table-cell table:style-name="ce7" office:value-type="float" office:value="26.5803" calcext:value-type="float">
            <text:p>26.5803</text:p>
          </table:table-cell>
          <table:table-cell table:style-name="ce7" office:value-type="float" office:value="0.8752" calcext:value-type="float">
            <text:p>0.8752</text:p>
          </table:table-cell>
          <table:table-cell table:style-name="ce7" office:value-type="float" office:value="31.3501" calcext:value-type="float">
            <text:p>31.3501</text:p>
          </table:table-cell>
          <table:table-cell table:style-name="ce7" table:number-columns-repeated="2"/>
          <table:table-cell table:style-name="ce7" table:formula="of:=([.F18]+[.H18]+([.G18]+[.I18])/33)*50/2" office:value-type="float" office:value="86.5091666666667" calcext:value-type="float">
            <text:p>86.5091666666667</text:p>
          </table:table-cell>
          <table:table-cell table:style-name="ce7"/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_6</text:p>
          </table:table-cell>
          <table:table-cell table:style-name="ce8" office:value-type="string" calcext:value-type="string">
            <text:p>RSBlur + 1 cartella di 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400" calcext:value-type="float">
            <text:p>4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229" calcext:value-type="float">
            <text:p>0.8229</text:p>
          </table:table-cell>
          <table:table-cell table:style-name="ce8" office:value-type="float" office:value="26.2248" calcext:value-type="float">
            <text:p>26.2248</text:p>
          </table:table-cell>
          <table:table-cell table:style-name="ce8" office:value-type="float" office:value="0.8714" calcext:value-type="float">
            <text:p>0.8714</text:p>
          </table:table-cell>
          <table:table-cell table:style-name="ce8" office:value-type="float" office:value="31.2957" calcext:value-type="float">
            <text:p>31.2957</text:p>
          </table:table-cell>
          <table:table-cell table:style-name="ce8"/>
          <table:table-cell/>
          <table:table-cell table:style-name="ce8" table:formula="of:=([.F19]+[.H19]+([.G19]+[.I19])/33)*50/2" office:value-type="float" office:value="85.9336363636364" calcext:value-type="float">
            <text:p>85.9336363636364</text:p>
          </table:table-cell>
          <table:table-cell table:style-name="ce8"/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_6</text:p>
          </table:table-cell>
          <table:table-cell table:style-name="ce7" office:value-type="string" calcext:value-type="string">
            <text:p>RSBlur + 1 cartella di 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114" calcext:value-type="float">
            <text:p>0.8114</text:p>
          </table:table-cell>
          <table:table-cell table:style-name="ce7" office:value-type="float" office:value="25.8064" calcext:value-type="float">
            <text:p>25.8064</text:p>
          </table:table-cell>
          <table:table-cell table:style-name="ce7" office:value-type="float" office:value="0.8615" calcext:value-type="float">
            <text:p>0.8615</text:p>
          </table:table-cell>
          <table:table-cell table:style-name="ce7" office:value-type="float" office:value="30.6494" calcext:value-type="float">
            <text:p>30.6494</text:p>
          </table:table-cell>
          <table:table-cell table:style-name="ce7" office:value-type="float" office:value="0.7991" calcext:value-type="float">
            <text:p>0.7991</text:p>
          </table:table-cell>
          <table:table-cell table:style-name="ce7" office:value-type="float" office:value="29.3223" calcext:value-type="float">
            <text:p>29.3223</text:p>
          </table:table-cell>
          <table:table-cell table:style-name="ce7" table:formula="of:=([.F20]+[.H20]+([.G20]+[.I20])/33)*50/2" office:value-type="float" office:value="84.5920454545455" calcext:value-type="float">
            <text:p>84.5920454545455</text:p>
          </table:table-cell>
          <table:table-cell table:style-name="ce7" table:formula="of:=(([.F20]+[.H20]+[.J20])+([.G20]+[.I20]+[.K20])/33)*50/3" office:value-type="float" office:value="84.5222727272727" calcext:value-type="float">
            <text:p>84.52227272727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_7</text:p>
          </table:table-cell>
          <table:table-cell table:style-name="ce8" office:value-type="string" calcext:value-type="string">
            <text:p>RSBlur high res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1000" calcext:value-type="float">
            <text:p>10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281" calcext:value-type="float">
            <text:p>0.8281</text:p>
          </table:table-cell>
          <table:table-cell table:style-name="ce8" office:value-type="float" office:value="26.2134" calcext:value-type="float">
            <text:p>26.2134</text:p>
          </table:table-cell>
          <table:table-cell table:style-name="ce8" office:value-type="float" office:value="0.8792" calcext:value-type="float">
            <text:p>0.8792</text:p>
          </table:table-cell>
          <table:table-cell table:style-name="ce8" office:value-type="float" office:value="31.9116" calcext:value-type="float">
            <text:p>31.9116</text:p>
          </table:table-cell>
          <table:table-cell table:style-name="ce8" office:value-type="float" office:value="0.8349" calcext:value-type="float">
            <text:p>0.8349</text:p>
          </table:table-cell>
          <table:table-cell table:style-name="ce8" office:value-type="float" office:value="30.888" calcext:value-type="float">
            <text:p>30.888</text:p>
          </table:table-cell>
          <table:table-cell table:style-name="ce8" table:formula="of:=([.F21]+[.H21]+([.G21]+[.I21])/33)*50/2" office:value-type="float" office:value="86.7165909090909" calcext:value-type="float">
            <text:p>86.7165909090909</text:p>
          </table:table-cell>
          <table:table-cell table:style-name="ce8" table:formula="of:=(([.F21]+[.H21]+[.J21])+([.G21]+[.I21]+[.K21])/33)*50/3" office:value-type="float" office:value="87.3260606060606" calcext:value-type="float">
            <text:p>87.3260606060606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_7</text:p>
          </table:table-cell>
          <table:table-cell table:style-name="ce7" office:value-type="string" calcext:value-type="string">
            <text:p>RSBlur high res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700" calcext:value-type="float">
            <text:p>7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289" calcext:value-type="float">
            <text:p>0.8289</text:p>
          </table:table-cell>
          <table:table-cell table:style-name="ce7" office:value-type="float" office:value="26.2794" calcext:value-type="float">
            <text:p>26.2794</text:p>
          </table:table-cell>
          <table:table-cell table:style-name="ce7" office:value-type="float" office:value="0.8776" calcext:value-type="float">
            <text:p>0.8776</text:p>
          </table:table-cell>
          <table:table-cell table:style-name="ce7" office:value-type="float" office:value="31.7333" calcext:value-type="float">
            <text:p>31.7333</text:p>
          </table:table-cell>
          <table:table-cell table:style-name="ce7" office:value-type="float" office:value="0.8337" calcext:value-type="float">
            <text:p>0.8337</text:p>
          </table:table-cell>
          <table:table-cell table:style-name="ce7" office:value-type="float" office:value="30.8039" calcext:value-type="float">
            <text:p>30.8039</text:p>
          </table:table-cell>
          <table:table-cell table:style-name="ce7" table:formula="of:=([.F22]+[.H22]+([.G22]+[.I22])/33)*50/2" office:value-type="float" office:value="86.6115151515151" calcext:value-type="float">
            <text:p>86.6115151515151</text:p>
          </table:table-cell>
          <table:table-cell table:style-name="ce7" table:formula="of:=(([.F22]+[.H22]+[.J22])+([.G22]+[.I22]+[.K22])/33)*50/3" office:value-type="float" office:value="87.1935353535354" calcext:value-type="float">
            <text:p>87.1935353535354</text:p>
          </table:table-cell>
          <table:table-cell table:style-name="ce21" office:value-type="string" calcext:value-type="string">
            <text:p>In assoluto la versione migliore a parità di epoche, fa un ottimo lavoro sulle foto scattate per strada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_7</text:p>
          </table:table-cell>
          <table:table-cell table:style-name="ce8" office:value-type="string" calcext:value-type="string">
            <text:p>RSBlur high res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25.4625" calcext:value-type="float">
            <text:p>25.4625</text:p>
          </table:table-cell>
          <table:table-cell table:style-name="ce8" office:value-type="float" office:value="0.8595" calcext:value-type="float">
            <text:p>0.8595</text:p>
          </table:table-cell>
          <table:table-cell table:style-name="ce8" office:value-type="float" office:value="30.626" calcext:value-type="float">
            <text:p>30.626</text:p>
          </table:table-cell>
          <table:table-cell table:style-name="ce8" office:value-type="float" office:value="0.8198" calcext:value-type="float">
            <text:p>0.8198</text:p>
          </table:table-cell>
          <table:table-cell table:style-name="ce8" office:value-type="float" office:value="29.8925" calcext:value-type="float">
            <text:p>29.8925</text:p>
          </table:table-cell>
          <table:table-cell table:style-name="ce8" table:formula="of:=([.F23]+[.H23]+([.G23]+[.I23])/33)*50/2" office:value-type="float" office:value="84.0787878787879" calcext:value-type="float">
            <text:p>84.0787878787879</text:p>
          </table:table-cell>
          <table:table-cell table:style-name="ce8" table:formula="of:=(([.F23]+[.H23]+[.J23])+([.G23]+[.I23]+[.K23])/33)*50/3" office:value-type="float" office:value="84.8130808080808" calcext:value-type="float">
            <text:p>84.8130808080808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1</text:p>
          </table:table-cell>
          <table:table-cell table:style-name="ce7" office:value-type="string" calcext:value-type="string">
            <text:p>RSBlur high res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200" calcext:value-type="float">
            <text:p>12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386" calcext:value-type="float">
            <text:p>0.8386</text:p>
          </table:table-cell>
          <table:table-cell table:style-name="ce7" office:value-type="float" office:value="26.5725" calcext:value-type="float">
            <text:p>26.5725</text:p>
          </table:table-cell>
          <table:table-cell table:style-name="ce7" office:value-type="float" office:value="0.8868" calcext:value-type="float">
            <text:p>0.8868</text:p>
          </table:table-cell>
          <table:table-cell table:style-name="ce7" office:value-type="float" office:value="32.3869" calcext:value-type="float">
            <text:p>32.3869</text:p>
          </table:table-cell>
          <table:table-cell table:style-name="ce7" office:value-type="float" office:value="0.8417" calcext:value-type="float">
            <text:p>0.8417</text:p>
          </table:table-cell>
          <table:table-cell table:style-name="ce7" office:value-type="float" office:value="31.2549" calcext:value-type="float">
            <text:p>31.2549</text:p>
          </table:table-cell>
          <table:table-cell table:style-name="ce7" table:formula="of:=([.F24]+[.H24]+([.G24]+[.I24])/33)*50/2" office:value-type="float" office:value="87.8012121212121" calcext:value-type="float">
            <text:p>87.8012121212121</text:p>
          </table:table-cell>
          <table:table-cell table:style-name="ce7" table:formula="of:=(([.F24]+[.H24]+[.J24])+([.G24]+[.I24]+[.K24])/33)*50/3" office:value-type="float" office:value="88.3477777777778" calcext:value-type="float">
            <text:p>88.3477777777778</text:p>
          </table:table-cell>
          <table:table-cell table:style-name="ce21" office:value-type="string" calcext:value-type="string">
            <text:p>Miglioramenti marginali, il training si può considerare finito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P_1</text:p>
          </table:table-cell>
          <table:table-cell table:style-name="ce8" office:value-type="string" calcext:value-type="string">
            <text:p>RSBlur high res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348" calcext:value-type="float">
            <text:p>0.8348</text:p>
          </table:table-cell>
          <table:table-cell table:style-name="ce8" office:value-type="float" office:value="26.4888" calcext:value-type="float">
            <text:p>26.4888</text:p>
          </table:table-cell>
          <table:table-cell table:style-name="ce8" office:value-type="float" office:value="0.8874" calcext:value-type="float">
            <text:p>0.8874</text:p>
          </table:table-cell>
          <table:table-cell table:style-name="ce8" office:value-type="float" office:value="32.3744" calcext:value-type="float">
            <text:p>32.3744</text:p>
          </table:table-cell>
          <table:table-cell table:style-name="ce8" office:value-type="float" office:value="0.8417" calcext:value-type="float">
            <text:p>0.8417</text:p>
          </table:table-cell>
          <table:table-cell table:style-name="ce8" office:value-type="float" office:value="31.2549" calcext:value-type="float">
            <text:p>31.2549</text:p>
          </table:table-cell>
          <table:table-cell table:style-name="ce8" table:formula="of:=([.F25]+[.H25]+([.G25]+[.I25])/33)*50/2" office:value-type="float" office:value="87.6483333333333" calcext:value-type="float">
            <text:p>87.6483333333333</text:p>
          </table:table-cell>
          <table:table-cell table:style-name="ce8" table:formula="of:=(([.F25]+[.H25]+[.J25])+([.G25]+[.I25]+[.K25])/33)*50/3" office:value-type="float" office:value="88.2458585858586" calcext:value-type="float">
            <text:p>88.2458585858586</text:p>
          </table:table-cell>
          <table:table-cell table:style-name="ce22" office:value-type="string" calcext:value-type="string">
            <text:p>ogni tanto sbava a caso delle parti non mosse delle foto scattate per strada, in generale però molto buo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1</text:p>
          </table:table-cell>
          <table:table-cell table:style-name="ce7" office:value-type="string" calcext:value-type="string">
            <text:p>RSBlur high res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700" calcext:value-type="float">
            <text:p>7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311" calcext:value-type="float">
            <text:p>0.8311</text:p>
          </table:table-cell>
          <table:table-cell table:style-name="ce7" office:value-type="float" office:value="26.2758" calcext:value-type="float">
            <text:p>26.2758</text:p>
          </table:table-cell>
          <table:table-cell table:style-name="ce7" office:value-type="float" office:value="0.883" calcext:value-type="float">
            <text:p>0.883</text:p>
          </table:table-cell>
          <table:table-cell table:style-name="ce7" office:value-type="float" office:value="32.0367" calcext:value-type="float">
            <text:p>32.0367</text:p>
          </table:table-cell>
          <table:table-cell table:style-name="ce7" office:value-type="float" office:value="0.8387" calcext:value-type="float">
            <text:p>0.8387</text:p>
          </table:table-cell>
          <table:table-cell table:style-name="ce7" office:value-type="float" office:value="30.9775" calcext:value-type="float">
            <text:p>30.9775</text:p>
          </table:table-cell>
          <table:table-cell table:style-name="ce7" table:formula="of:=([.F26]+[.H26]+([.G26]+[.I26])/33)*50/2" office:value-type="float" office:value="87.0286363636364" calcext:value-type="float">
            <text:p>87.0286363636364</text:p>
          </table:table-cell>
          <table:table-cell table:style-name="ce7" table:formula="of:=(([.F26]+[.H26]+[.J26])+([.G26]+[.I26]+[.K26])/33)*50/3" office:value-type="float" office:value="87.6426262626263" calcext:value-type="float">
            <text:p>87.6426262626263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1</text:p>
          </table:table-cell>
          <table:table-cell table:style-name="ce8" office:value-type="string" calcext:value-type="string">
            <text:p>RSBlur high res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109" calcext:value-type="float">
            <text:p>0.8109</text:p>
          </table:table-cell>
          <table:table-cell table:style-name="ce8" office:value-type="float" office:value="25.6864" calcext:value-type="float">
            <text:p>25.6864</text:p>
          </table:table-cell>
          <table:table-cell table:style-name="ce8" office:value-type="float" office:value="0.8639" calcext:value-type="float">
            <text:p>0.8639</text:p>
          </table:table-cell>
          <table:table-cell table:style-name="ce8" office:value-type="float" office:value="30.8659" calcext:value-type="float">
            <text:p>30.8659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30.0937" calcext:value-type="float">
            <text:p>30.0937</text:p>
          </table:table-cell>
          <table:table-cell table:style-name="ce8" table:formula="of:=([.F27]+[.H27]+([.G27]+[.I27])/33)*50/2" office:value-type="float" office:value="84.7126515151515" calcext:value-type="float">
            <text:p>84.7126515151515</text:p>
          </table:table-cell>
          <table:table-cell table:style-name="ce8" table:formula="of:=(([.F27]+[.H27]+[.J27])+([.G27]+[.I27]+[.K27])/33)*50/3" office:value-type="float" office:value="85.3906060606061" calcext:value-type="float">
            <text:p>85.3906060606061</text:p>
          </table:table-cell>
          <table:table-cell table:style-name="ce22" office:value-type="string" calcext:value-type="string">
            <text:p>Prima prova della versione S+, con 6 blocchi convolutivi/CNNBlock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1.1</text:p>
          </table:table-cell>
          <table:table-cell table:style-name="ce7" office:value-type="string" calcext:value-type="string">
            <text:p>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14" office:value-type="string" calcext:value-type="string">
            <text:p>1000+4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9018" calcext:value-type="float">
            <text:p>0.9018</text:p>
          </table:table-cell>
          <table:table-cell table:style-name="ce7" office:value-type="float" office:value="30.3054" calcext:value-type="float">
            <text:p>30.3054</text:p>
          </table:table-cell>
          <table:table-cell table:style-name="ce7" office:value-type="float" office:value="0.7977" calcext:value-type="float">
            <text:p>0.7977</text:p>
          </table:table-cell>
          <table:table-cell table:style-name="ce7" office:value-type="float" office:value="27.0533" calcext:value-type="float">
            <text:p>27.0533</text:p>
          </table:table-cell>
          <table:table-cell table:style-name="ce7" office:value-type="float" office:value="0.7362" calcext:value-type="float">
            <text:p>0.7362</text:p>
          </table:table-cell>
          <table:table-cell table:style-name="ce7" office:value-type="float" office:value="26.4879" calcext:value-type="float">
            <text:p>26.4879</text:p>
          </table:table-cell>
          <table:table-cell table:style-name="ce7" table:formula="of:=([.F28]+[.H28]+([.G28]+[.I28])/33)*50/2" office:value-type="float" office:value="85.9410606060606" calcext:value-type="float">
            <text:p>85.9410606060606</text:p>
          </table:table-cell>
          <table:table-cell table:style-name="ce7" table:formula="of:=(([.F28]+[.H28]+[.J28])+([.G28]+[.I28]+[.K28])/33)*50/3" office:value-type="float" office:value="82.9417676767677" calcext:value-type="float">
            <text:p>82.9417676767677</text:p>
          </table:table-cell>
          <table:table-cell table:style-name="ce21" office:value-type="string" calcext:value-type="string">
            <text:p>Riprende il training di SP_1 da 1000 epoche per altre 400 epoche su GOPRO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P_1.2</text:p>
          </table:table-cell>
          <table:table-cell table:style-name="ce8" office:value-type="string" calcext:value-type="string">
            <text:p>GOPRO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string" calcext:value-type="string">
            <text:p>1000+4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792" calcext:value-type="float">
            <text:p>0.8792</text:p>
          </table:table-cell>
          <table:table-cell table:style-name="ce8" office:value-type="float" office:value="29.0546" calcext:value-type="float">
            <text:p>29.0546</text:p>
          </table:table-cell>
          <table:table-cell table:style-name="ce8" office:value-type="float" office:value="0.8556" calcext:value-type="float">
            <text:p>0.8556</text:p>
          </table:table-cell>
          <table:table-cell table:style-name="ce8" office:value-type="float" office:value="30.1772" calcext:value-type="float">
            <text:p>30.1772</text:p>
          </table:table-cell>
          <table:table-cell table:style-name="ce8" office:value-type="float" office:value="0.7862" calcext:value-type="float">
            <text:p>0.7862</text:p>
          </table:table-cell>
          <table:table-cell table:style-name="ce8" office:value-type="float" office:value="28.8962" calcext:value-type="float">
            <text:p>28.8962</text:p>
          </table:table-cell>
          <table:table-cell table:style-name="ce8" table:formula="of:=([.F29]+[.H29]+([.G29]+[.I29])/33)*50/2" office:value-type="float" office:value="88.2425757575758" calcext:value-type="float">
            <text:p>88.2425757575758</text:p>
          </table:table-cell>
          <table:table-cell table:style-name="ce8" table:formula="of:=(([.F29]+[.H29]+[.J29])+([.G29]+[.I29]+[.K29])/33)*50/3" office:value-type="float" office:value="86.5257575757576" calcext:value-type="float">
            <text:p>86.5257575757576</text:p>
          </table:table-cell>
          <table:table-cell table:style-name="ce22" office:value-type="string" calcext:value-type="string">
            <text:p>Riprende l'addestramento da 1000 epoche di SP_1 per altre 400 epoche, freezando tutti i parametri del lato encod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1.3</text:p>
          </table:table-cell>
          <table:table-cell table:style-name="ce7" office:value-type="string" calcext:value-type="string">
            <text:p>Mix Sharp 20%</text:p>
          </table:table-cell>
          <table:table-cell table:style-name="ce7" office:value-type="float" office:value="0.1" calcext:value-type="float">
            <text:p>0.1</text:p>
          </table:table-cell>
          <table:table-cell table:style-name="ce15" office:value-type="string" calcext:value-type="string">
            <text:p>1200+2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427" calcext:value-type="float">
            <text:p>0.8427</text:p>
          </table:table-cell>
          <table:table-cell table:style-name="ce7" office:value-type="float" office:value="26.7648" calcext:value-type="float">
            <text:p>26.7648</text:p>
          </table:table-cell>
          <table:table-cell table:style-name="ce7" office:value-type="float" office:value="0.8746" calcext:value-type="float">
            <text:p>0.8746</text:p>
          </table:table-cell>
          <table:table-cell table:style-name="ce7" office:value-type="float" office:value="31.7315" calcext:value-type="float">
            <text:p>31.7315</text:p>
          </table:table-cell>
          <table:table-cell table:style-name="ce7" office:value-type="float" office:value="0.8418" calcext:value-type="float">
            <text:p>0.8418</text:p>
          </table:table-cell>
          <table:table-cell table:style-name="ce7" office:value-type="float" office:value="31.43" calcext:value-type="float">
            <text:p>31.43</text:p>
          </table:table-cell>
          <table:table-cell table:style-name="ce7" table:formula="of:=([.F30]+[.H30]+([.G30]+[.I30])/33)*50/2" office:value-type="float" office:value="87.2478787878788" calcext:value-type="float">
            <text:p>87.2478787878788</text:p>
          </table:table-cell>
          <table:table-cell table:style-name="ce7" table:formula="of:=(([.F30]+[.H30]+[.J30])+([.G30]+[.I30]+[.K30])/33)*50/3" office:value-type="float" office:value="88.0689898989899" calcext:value-type="float">
            <text:p>88.0689898989899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1.3</text:p>
          </table:table-cell>
          <table:table-cell table:style-name="ce8" office:value-type="string" calcext:value-type="string">
            <text:p>Mix Sharp 20%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string" calcext:value-type="string">
            <text:p>1200+4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261" calcext:value-type="float">
            <text:p>0.8261</text:p>
          </table:table-cell>
          <table:table-cell table:style-name="ce8" office:value-type="float" office:value="26.4974" calcext:value-type="float">
            <text:p>26.4974</text:p>
          </table:table-cell>
          <table:table-cell table:style-name="ce8" office:value-type="float" office:value="0.8505" calcext:value-type="float">
            <text:p>0.8505</text:p>
          </table:table-cell>
          <table:table-cell table:style-name="ce8" office:value-type="float" office:value="30.4899" calcext:value-type="float">
            <text:p>30.4899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31.4377" calcext:value-type="float">
            <text:p>31.4377</text:p>
          </table:table-cell>
          <table:table-cell table:style-name="ce8" table:formula="of:=([.F31]+[.H31]+([.G31]+[.I31])/33)*50/2" office:value-type="float" office:value="85.087196969697" calcext:value-type="float">
            <text:p>85.087196969697</text:p>
          </table:table-cell>
          <table:table-cell table:style-name="ce8" table:formula="of:=(([.F31]+[.H31]+[.J31])+([.G31]+[.I31]+[.K31])/33)*50/3" office:value-type="float" office:value="86.6190909090909" calcext:value-type="float">
            <text:p>86.6190909090909</text:p>
          </table:table-cell>
          <table:table-cell table:style-name="ce22" office:value-type="string" calcext:value-type="string">
            <text:p>lascia le foto troppo invariat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1.4</text:p>
          </table:table-cell>
          <table:table-cell table:style-name="ce7" office:value-type="string" calcext:value-type="string">
            <text:p>Mix Sharp 10%</text:p>
          </table:table-cell>
          <table:table-cell table:style-name="ce7" office:value-type="float" office:value="0.1" calcext:value-type="float">
            <text:p>0.1</text:p>
          </table:table-cell>
          <table:table-cell table:style-name="ce15" office:value-type="string" calcext:value-type="string">
            <text:p>1200+4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456" calcext:value-type="float">
            <text:p>0.8456</text:p>
          </table:table-cell>
          <table:table-cell table:style-name="ce7" office:value-type="float" office:value="26.9376" calcext:value-type="float">
            <text:p>26.9376</text:p>
          </table:table-cell>
          <table:table-cell table:style-name="ce7" office:value-type="float" office:value="0.8727" calcext:value-type="float">
            <text:p>0.8727</text:p>
          </table:table-cell>
          <table:table-cell table:style-name="ce7" office:value-type="float" office:value="31.7372" calcext:value-type="float">
            <text:p>31.7372</text:p>
          </table:table-cell>
          <table:table-cell table:style-name="ce7" office:value-type="float" office:value="0.8461" calcext:value-type="float">
            <text:p>0.8461</text:p>
          </table:table-cell>
          <table:table-cell table:style-name="ce7" office:value-type="float" office:value="31.5504" calcext:value-type="float">
            <text:p>31.5504</text:p>
          </table:table-cell>
          <table:table-cell table:style-name="ce7" table:formula="of:=([.F32]+[.H32]+([.G32]+[.I32])/33)*50/2" office:value-type="float" office:value="87.4081060606061" calcext:value-type="float">
            <text:p>87.4081060606061</text:p>
          </table:table-cell>
          <table:table-cell table:style-name="ce7" table:formula="of:=(([.F32]+[.H32]+[.J32])+([.G32]+[.I32]+[.K32])/33)*50/3" office:value-type="float" office:value="88.3082828282828" calcext:value-type="float">
            <text:p>88.3082828282828</text:p>
          </table:table-cell>
          <table:table-cell table:style-name="ce21" office:value-type="string" calcext:value-type="string">
            <text:p>tentativo di fine tuning freezando layer di encoder, gli artefatti soliti rimangono e ogni tanto manca parti mosse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P_1.5</text:p>
          </table:table-cell>
          <table:table-cell table:style-name="ce8" office:value-type="string" calcext:value-type="string">
            <text:p>Mix Sharp 10%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string" calcext:value-type="string">
            <text:p>1200+2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7947" calcext:value-type="float">
            <text:p>0.7947</text:p>
          </table:table-cell>
          <table:table-cell table:style-name="ce8" office:value-type="float" office:value="25.6869" calcext:value-type="float">
            <text:p>25.6869</text:p>
          </table:table-cell>
          <table:table-cell table:style-name="ce8" office:value-type="float" office:value="0.8502" calcext:value-type="float">
            <text:p>0.8502</text:p>
          </table:table-cell>
          <table:table-cell table:style-name="ce8" office:value-type="float" office:value="30.23" calcext:value-type="float">
            <text:p>30.23</text:p>
          </table:table-cell>
          <table:table-cell table:style-name="ce8" office:value-type="float" office:value="0.8435" calcext:value-type="float">
            <text:p>0.8435</text:p>
          </table:table-cell>
          <table:table-cell table:style-name="ce8" office:value-type="float" office:value="31.3817" calcext:value-type="float">
            <text:p>31.3817</text:p>
          </table:table-cell>
          <table:table-cell table:style-name="ce8" table:formula="of:=([.F33]+[.H33]+([.G33]+[.I33])/33)*50/2" office:value-type="float" office:value="83.4837878787879" calcext:value-type="float">
            <text:p>83.4837878787879</text:p>
          </table:table-cell>
          <table:table-cell table:style-name="ce8" table:formula="of:=(([.F33]+[.H33]+[.J33])+([.G33]+[.I33]+[.K33])/33)*50/3" office:value-type="float" office:value="85.5635353535354" calcext:value-type="float">
            <text:p>85.5635353535354</text:p>
          </table:table-cell>
          <table:table-cell table:style-name="ce22" office:value-type="string" calcext:value-type="string">
            <text:p>Impara troppo a lasciarle ugual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2</text:p>
          </table:table-cell>
          <table:table-cell table:style-name="ce7" office:value-type="string" calcext:value-type="string">
            <text:p>GOPRO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200" calcext:value-type="float">
            <text:p>2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656" calcext:value-type="float">
            <text:p>0.8656</text:p>
          </table:table-cell>
          <table:table-cell table:style-name="ce7" office:value-type="float" office:value="28.735" calcext:value-type="float">
            <text:p>28.735</text:p>
          </table:table-cell>
          <table:table-cell table:style-name="ce7" office:value-type="float" office:value="0.7688" calcext:value-type="float">
            <text:p>0.7688</text:p>
          </table:table-cell>
          <table:table-cell table:style-name="ce7" office:value-type="float" office:value="26.1137" calcext:value-type="float">
            <text:p>26.1137</text:p>
          </table:table-cell>
          <table:table-cell table:style-name="ce7" office:value-type="float" office:value="0.7119" calcext:value-type="float">
            <text:p>0.7119</text:p>
          </table:table-cell>
          <table:table-cell table:style-name="ce7" office:value-type="float" office:value="26.5287" calcext:value-type="float">
            <text:p>26.5287</text:p>
          </table:table-cell>
          <table:table-cell table:style-name="ce7" table:formula="of:=([.F34]+[.H34]+([.G34]+[.I34])/33)*50/2" office:value-type="float" office:value="82.4120454545455" calcext:value-type="float">
            <text:p>82.4120454545455</text:p>
          </table:table-cell>
          <table:table-cell table:style-name="ce7" table:formula="of:=(([.F34]+[.H34]+[.J34])+([.G34]+[.I34]+[.K34])/33)*50/3" office:value-type="float" office:value="80.204696969697" calcext:value-type="float">
            <text:p>80.204696969697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3</text:p>
          </table:table-cell>
          <table:table-cell table:style-name="ce8" office:value-type="string" calcext:value-type="string">
            <text:p>RSBlur_new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467" calcext:value-type="float">
            <text:p>0.8467</text:p>
          </table:table-cell>
          <table:table-cell table:style-name="ce8" office:value-type="float" office:value="26.6791" calcext:value-type="float">
            <text:p>26.6791</text:p>
          </table:table-cell>
          <table:table-cell table:style-name="ce8" office:value-type="float" office:value="0.8904" calcext:value-type="float">
            <text:p>0.8904</text:p>
          </table:table-cell>
          <table:table-cell table:style-name="ce8" office:value-type="float" office:value="32.5422" calcext:value-type="float">
            <text:p>32.5422</text:p>
          </table:table-cell>
          <table:table-cell table:style-name="ce8" office:value-type="float" office:value="0.844" calcext:value-type="float">
            <text:p>0.844</text:p>
          </table:table-cell>
          <table:table-cell table:style-name="ce8" office:value-type="float" office:value="31.491" calcext:value-type="float">
            <text:p>31.491</text:p>
          </table:table-cell>
          <table:table-cell table:style-name="ce8" table:formula="of:=([.F35]+[.H35]+([.G35]+[.I35])/33)*50/2" office:value-type="float" office:value="88.2921212121212" calcext:value-type="float">
            <text:p>88.2921212121212</text:p>
          </table:table-cell>
          <table:table-cell table:style-name="ce8" table:formula="of:=(([.F35]+[.H35]+[.J35])+([.G35]+[.I35]+[.K35])/33)*50/3" office:value-type="float" office:value="88.8326262626263" calcext:value-type="float">
            <text:p>88.8326262626263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3</text:p>
          </table:table-cell>
          <table:table-cell table:style-name="ce7" office:value-type="string" calcext:value-type="string">
            <text:p>RSBlur_new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1700" calcext:value-type="float">
            <text:p>17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456" calcext:value-type="float">
            <text:p>0.8456</text:p>
          </table:table-cell>
          <table:table-cell table:style-name="ce7" office:value-type="float" office:value="26.7164" calcext:value-type="float">
            <text:p>26.7164</text:p>
          </table:table-cell>
          <table:table-cell table:style-name="ce7" office:value-type="float" office:value="0.8901" calcext:value-type="float">
            <text:p>0.8901</text:p>
          </table:table-cell>
          <table:table-cell table:style-name="ce7" office:value-type="float" office:value="32.4843" calcext:value-type="float">
            <text:p>32.4843</text:p>
          </table:table-cell>
          <table:table-cell table:style-name="ce7" office:value-type="float" office:value="0.8424" calcext:value-type="float">
            <text:p>0.8424</text:p>
          </table:table-cell>
          <table:table-cell table:style-name="ce7" office:value-type="float" office:value="31.353" calcext:value-type="float">
            <text:p>31.353</text:p>
          </table:table-cell>
          <table:table-cell table:style-name="ce7" table:formula="of:=([.F36]+[.H36]+([.G36]+[.I36])/33)*50/2" office:value-type="float" office:value="88.2415151515152" calcext:value-type="float">
            <text:p>88.2415151515152</text:p>
          </table:table-cell>
          <table:table-cell table:style-name="ce7" table:formula="of:=(([.F36]+[.H36]+[.J36])+([.G36]+[.I36]+[.K36])/33)*50/3" office:value-type="float" office:value="88.7025252525253" calcext:value-type="float">
            <text:p>88.7025252525253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3</text:p>
          </table:table-cell>
          <table:table-cell table:style-name="ce8" office:value-type="string" calcext:value-type="string">
            <text:p>RSBlur_new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float" office:value="1400" calcext:value-type="float">
            <text:p>14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466" calcext:value-type="float">
            <text:p>0.8466</text:p>
          </table:table-cell>
          <table:table-cell table:style-name="ce8" office:value-type="float" office:value="26.6828" calcext:value-type="float">
            <text:p>26.6828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32.4301" calcext:value-type="float">
            <text:p>32.4301</text:p>
          </table:table-cell>
          <table:table-cell table:style-name="ce8" office:value-type="float" office:value="0.8427" calcext:value-type="float">
            <text:p>0.8427</text:p>
          </table:table-cell>
          <table:table-cell table:style-name="ce8" office:value-type="float" office:value="31.3792" calcext:value-type="float">
            <text:p>31.3792</text:p>
          </table:table-cell>
          <table:table-cell table:style-name="ce8" table:formula="of:=([.F37]+[.H37]+([.G37]+[.I37])/33)*50/2" office:value-type="float" office:value="88.1725" calcext:value-type="float">
            <text:p>88.1725</text:p>
          </table:table-cell>
          <table:table-cell table:style-name="ce8" table:formula="of:=(([.F37]+[.H37]+[.J37])+([.G37]+[.I37]+[.K37])/33)*50/3" office:value-type="float" office:value="88.6747474747475" calcext:value-type="float">
            <text:p>88.6747474747475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3</text:p>
          </table:table-cell>
          <table:table-cell table:style-name="ce7" office:value-type="string" calcext:value-type="string">
            <text:p>RSBlur_new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1500" calcext:value-type="float">
            <text:p>15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443" calcext:value-type="float">
            <text:p>0.8443</text:p>
          </table:table-cell>
          <table:table-cell table:style-name="ce7" office:value-type="float" office:value="26.6344" calcext:value-type="float">
            <text:p>26.6344</text:p>
          </table:table-cell>
          <table:table-cell table:style-name="ce7" office:value-type="float" office:value="0.8895" calcext:value-type="float">
            <text:p>0.8895</text:p>
          </table:table-cell>
          <table:table-cell table:style-name="ce7" office:value-type="float" office:value="32.4417" calcext:value-type="float">
            <text:p>32.4417</text:p>
          </table:table-cell>
          <table:table-cell table:style-name="ce7" office:value-type="float" office:value="0.8429" calcext:value-type="float">
            <text:p>0.8429</text:p>
          </table:table-cell>
          <table:table-cell table:style-name="ce7" office:value-type="float" office:value="31.3942" calcext:value-type="float">
            <text:p>31.3942</text:p>
          </table:table-cell>
          <table:table-cell table:style-name="ce7" table:formula="of:=([.F38]+[.H38]+([.G38]+[.I38])/33)*50/2" office:value-type="float" office:value="88.0996212121212" calcext:value-type="float">
            <text:p>88.0996212121212</text:p>
          </table:table-cell>
          <table:table-cell table:style-name="ce7" table:formula="of:=(([.F38]+[.H38]+[.J38])+([.G38]+[.I38]+[.K38])/33)*50/3" office:value-type="float" office:value="88.6370707070707" calcext:value-type="float">
            <text:p>88.6370707070707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3</text:p>
          </table:table-cell>
          <table:table-cell table:style-name="ce8" office:value-type="string" calcext:value-type="string">
            <text:p>RSBlur_new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442" calcext:value-type="float">
            <text:p>0.8442</text:p>
          </table:table-cell>
          <table:table-cell table:style-name="ce8" office:value-type="float" office:value="26.8081" calcext:value-type="float">
            <text:p>26.8081</text:p>
          </table:table-cell>
          <table:table-cell table:style-name="ce8" office:value-type="float" office:value="0.8868" calcext:value-type="float">
            <text:p>0.8868</text:p>
          </table:table-cell>
          <table:table-cell table:style-name="ce8" office:value-type="float" office:value="32.3437" calcext:value-type="float">
            <text:p>32.3437</text:p>
          </table:table-cell>
          <table:table-cell table:style-name="ce8" office:value-type="float" office:value="0.8414" calcext:value-type="float">
            <text:p>0.8414</text:p>
          </table:table-cell>
          <table:table-cell table:style-name="ce8" office:value-type="float" office:value="31.3463" calcext:value-type="float">
            <text:p>31.3463</text:p>
          </table:table-cell>
          <table:table-cell table:style-name="ce8" table:formula="of:=([.F39]+[.H39]+([.G39]+[.I39])/33)*50/2" office:value-type="float" office:value="88.0869696969697" calcext:value-type="float">
            <text:p>88.0869696969697</text:p>
          </table:table-cell>
          <table:table-cell table:style-name="ce8" table:formula="of:=(([.F39]+[.H39]+[.J39])+([.G39]+[.I39]+[.K39])/33)*50/3" office:value-type="float" office:value="88.5794444444445" calcext:value-type="float">
            <text:p>88.5794444444445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3</text:p>
          </table:table-cell>
          <table:table-cell table:style-name="ce7" office:value-type="string" calcext:value-type="string">
            <text:p>RSBlur_new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458" calcext:value-type="float">
            <text:p>0.8458</text:p>
          </table:table-cell>
          <table:table-cell table:style-name="ce7" office:value-type="float" office:value="26.5905" calcext:value-type="float">
            <text:p>26.5905</text:p>
          </table:table-cell>
          <table:table-cell table:style-name="ce7" office:value-type="float" office:value="0.889" calcext:value-type="float">
            <text:p>0.889</text:p>
          </table:table-cell>
          <table:table-cell table:style-name="ce7" office:value-type="float" office:value="32.3979" calcext:value-type="float">
            <text:p>32.3979</text:p>
          </table:table-cell>
          <table:table-cell table:style-name="ce7" office:value-type="float" office:value="0.844" calcext:value-type="float">
            <text:p>0.844</text:p>
          </table:table-cell>
          <table:table-cell table:style-name="ce7" office:value-type="float" office:value="31.4171" calcext:value-type="float">
            <text:p>31.4171</text:p>
          </table:table-cell>
          <table:table-cell table:style-name="ce7" table:formula="of:=([.F40]+[.H40]+([.G40]+[.I40])/33)*50/2" office:value-type="float" office:value="88.0581818181818" calcext:value-type="float">
            <text:p>88.0581818181818</text:p>
          </table:table-cell>
          <table:table-cell table:style-name="ce7" table:formula="of:=(([.F40]+[.H40]+[.J40])+([.G40]+[.I40]+[.K40])/33)*50/3" office:value-type="float" office:value="88.6393434343434" calcext:value-type="float">
            <text:p>88.6393434343434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3</text:p>
          </table:table-cell>
          <table:table-cell table:style-name="ce8" office:value-type="string" calcext:value-type="string">
            <text:p>RSBlur_new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373" calcext:value-type="float">
            <text:p>0.8373</text:p>
          </table:table-cell>
          <table:table-cell table:style-name="ce8" office:value-type="float" office:value="26.5132" calcext:value-type="float">
            <text:p>26.5132</text:p>
          </table:table-cell>
          <table:table-cell table:style-name="ce8" office:value-type="float" office:value="0.8824" calcext:value-type="float">
            <text:p>0.8824</text:p>
          </table:table-cell>
          <table:table-cell table:style-name="ce8" office:value-type="float" office:value="31.9779" calcext:value-type="float">
            <text:p>31.9779</text:p>
          </table:table-cell>
          <table:table-cell table:style-name="ce8" office:value-type="float" office:value="0.8379" calcext:value-type="float">
            <text:p>0.8379</text:p>
          </table:table-cell>
          <table:table-cell table:style-name="ce8" office:value-type="float" office:value="31.0761" calcext:value-type="float">
            <text:p>31.0761</text:p>
          </table:table-cell>
          <table:table-cell table:style-name="ce8" table:formula="of:=([.F41]+[.H41]+([.G41]+[.I41])/33)*50/2" office:value-type="float" office:value="87.3039393939394" calcext:value-type="float">
            <text:p>87.3039393939394</text:p>
          </table:table-cell>
          <table:table-cell table:style-name="ce8" table:formula="of:=(([.F41]+[.H41]+[.J41])+([.G41]+[.I41]+[.K41])/33)*50/3" office:value-type="float" office:value="87.8626262626263" calcext:value-type="float">
            <text:p>87.8626262626263</text:p>
          </table:table-cell>
          <table:table-cell table:style-name="ce22" office:value-type="string" calcext:value-type="string">
            <text:p>non fa artefatti grafici notevol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_3</text:p>
          </table:table-cell>
          <table:table-cell table:style-name="ce7" office:value-type="string" calcext:value-type="string">
            <text:p>RSBlur_new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400" calcext:value-type="float">
            <text:p>40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336" calcext:value-type="float">
            <text:p>0.8336</text:p>
          </table:table-cell>
          <table:table-cell table:style-name="ce7" office:value-type="float" office:value="26.4231" calcext:value-type="float">
            <text:p>26.4231</text:p>
          </table:table-cell>
          <table:table-cell table:style-name="ce7" office:value-type="float" office:value="0.878" calcext:value-type="float">
            <text:p>0.878</text:p>
          </table:table-cell>
          <table:table-cell table:style-name="ce7" office:value-type="float" office:value="31.7163" calcext:value-type="float">
            <text:p>31.7163</text:p>
          </table:table-cell>
          <table:table-cell table:style-name="ce7" office:value-type="float" office:value="0.8327" calcext:value-type="float">
            <text:p>0.8327</text:p>
          </table:table-cell>
          <table:table-cell table:style-name="ce7" office:value-type="float" office:value="30.7868" calcext:value-type="float">
            <text:p>30.7868</text:p>
          </table:table-cell>
          <table:table-cell table:style-name="ce7" table:formula="of:=([.F42]+[.H42]+([.G42]+[.I42])/33)*50/2" office:value-type="float" office:value="86.835" calcext:value-type="float">
            <text:p>86.835</text:p>
          </table:table-cell>
          <table:table-cell table:style-name="ce7" table:formula="of:=(([.F42]+[.H42]+[.J42])+([.G42]+[.I42]+[.K42])/33)*50/3" office:value-type="float" office:value="87.3172222222222" calcext:value-type="float">
            <text:p>87.3172222222222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3</text:p>
          </table:table-cell>
          <table:table-cell table:style-name="ce8" office:value-type="string" calcext:value-type="string">
            <text:p>RSBlur_new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8172" calcext:value-type="float">
            <text:p>0.8172</text:p>
          </table:table-cell>
          <table:table-cell table:style-name="ce8" office:value-type="float" office:value="25.9075" calcext:value-type="float">
            <text:p>25.9075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30.9368" calcext:value-type="float">
            <text:p>30.9368</text:p>
          </table:table-cell>
          <table:table-cell table:style-name="ce8" office:value-type="float" office:value="0.8246" calcext:value-type="float">
            <text:p>0.8246</text:p>
          </table:table-cell>
          <table:table-cell table:style-name="ce8" office:value-type="float" office:value="30.2734" calcext:value-type="float">
            <text:p>30.2734</text:p>
          </table:table-cell>
          <table:table-cell table:style-name="ce8" table:formula="of:=([.F43]+[.H43]+([.G43]+[.I43])/33)*50/2" office:value-type="float" office:value="85.1438636363636" calcext:value-type="float">
            <text:p>85.1438636363636</text:p>
          </table:table-cell>
          <table:table-cell table:style-name="ce8" table:formula="of:=(([.F43]+[.H43]+[.J43])+([.G43]+[.I43]+[.K43])/33)*50/3" office:value-type="float" office:value="85.795505050505" calcext:value-type="float">
            <text:p>85.795505050505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4</text:p>
          </table:table-cell>
          <table:table-cell table:style-name="ce7" office:value-type="string" calcext:value-type="string">
            <text:p>HRDS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370" calcext:value-type="float">
            <text:p>37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8001" calcext:value-type="float">
            <text:p>0.8001</text:p>
          </table:table-cell>
          <table:table-cell table:style-name="ce7" office:value-type="float" office:value="25.2125" calcext:value-type="float">
            <text:p>25.2125</text:p>
          </table:table-cell>
          <table:table-cell table:style-name="ce7" office:value-type="float" office:value="0.8548" calcext:value-type="float">
            <text:p>0.8548</text:p>
          </table:table-cell>
          <table:table-cell table:style-name="ce7" office:value-type="float" office:value="30.1957" calcext:value-type="float">
            <text:p>30.1957</text:p>
          </table:table-cell>
          <table:table-cell table:style-name="ce7" office:value-type="float" office:value="0.8202" calcext:value-type="float">
            <text:p>0.8202</text:p>
          </table:table-cell>
          <table:table-cell table:style-name="ce7" office:value-type="float" office:value="29.9619" calcext:value-type="float">
            <text:p>29.9619</text:p>
          </table:table-cell>
          <table:table-cell table:style-name="ce7" table:formula="of:=([.F44]+[.H44]+([.G44]+[.I44])/33)*50/2" office:value-type="float" office:value="83.3484090909091" calcext:value-type="float">
            <text:p>83.3484090909091</text:p>
          </table:table-cell>
          <table:table-cell table:style-name="ce7" table:formula="of:=(([.F44]+[.H44]+[.J44])+([.G44]+[.I44]+[.K44])/33)*50/3" office:value-type="float" office:value="84.3678787878788" calcext:value-type="float">
            <text:p>84.3678787878788</text:p>
          </table:table-cell>
          <table:table-cell table:style-name="ce21" office:value-type="string" calcext:value-type="string">
            <text:p>addestramento troppo lento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P_4</text:p>
          </table:table-cell>
          <table:table-cell table:style-name="ce8" office:value-type="string" calcext:value-type="string">
            <text:p>HRDS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7982" calcext:value-type="float">
            <text:p>0.7982</text:p>
          </table:table-cell>
          <table:table-cell table:style-name="ce8" office:value-type="float" office:value="25.1443" calcext:value-type="float">
            <text:p>25.1443</text:p>
          </table:table-cell>
          <table:table-cell table:style-name="ce8" office:value-type="float" office:value="0.8543" calcext:value-type="float">
            <text:p>0.8543</text:p>
          </table:table-cell>
          <table:table-cell table:style-name="ce8" office:value-type="float" office:value="30.1877" calcext:value-type="float">
            <text:p>30.1877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29.8963" calcext:value-type="float">
            <text:p>29.8963</text:p>
          </table:table-cell>
          <table:table-cell table:style-name="ce8" table:formula="of:=([.F45]+[.H45]+([.G45]+[.I45])/33)*50/2" office:value-type="float" office:value="83.2306818181818" calcext:value-type="float">
            <text:p>83.2306818181818</text:p>
          </table:table-cell>
          <table:table-cell table:style-name="ce8" table:formula="of:=(([.F45]+[.H45]+[.J45])+([.G45]+[.I45]+[.K45])/33)*50/3" office:value-type="float" office:value="84.2362626262626" calcext:value-type="float">
            <text:p>84.2362626262626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4</text:p>
          </table:table-cell>
          <table:table-cell table:style-name="ce7" office:value-type="string" calcext:value-type="string">
            <text:p>HRDS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150" calcext:value-type="float">
            <text:p>15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7958" calcext:value-type="float">
            <text:p>0.7958</text:p>
          </table:table-cell>
          <table:table-cell table:style-name="ce7" office:value-type="float" office:value="25.1488" calcext:value-type="float">
            <text:p>25.1488</text:p>
          </table:table-cell>
          <table:table-cell table:style-name="ce7" office:value-type="float" office:value="0.8506" calcext:value-type="float">
            <text:p>0.8506</text:p>
          </table:table-cell>
          <table:table-cell table:style-name="ce7" office:value-type="float" office:value="30.0769" calcext:value-type="float">
            <text:p>30.0769</text:p>
          </table:table-cell>
          <table:table-cell table:style-name="ce7" office:value-type="float" office:value="0.816" calcext:value-type="float">
            <text:p>0.816</text:p>
          </table:table-cell>
          <table:table-cell table:style-name="ce7" office:value-type="float" office:value="29.7217" calcext:value-type="float">
            <text:p>29.7217</text:p>
          </table:table-cell>
          <table:table-cell table:style-name="ce7" table:formula="of:=([.F46]+[.H46]+([.G46]+[.I46])/33)*50/2" office:value-type="float" office:value="82.9976515151515" calcext:value-type="float">
            <text:p>82.9976515151515</text:p>
          </table:table-cell>
          <table:table-cell table:style-name="ce7" table:formula="of:=(([.F46]+[.H46]+[.J46])+([.G46]+[.I46]+[.K46])/33)*50/3" office:value-type="float" office:value="83.9427272727273" calcext:value-type="float">
            <text:p>83.9427272727273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3" office:value-type="string" calcext:value-type="string">
            <text:p>SP_4</text:p>
          </table:table-cell>
          <table:table-cell table:style-name="ce8" office:value-type="string" calcext:value-type="string">
            <text:p>HRDS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100" calcext:value-type="float">
            <text:p>100</text:p>
          </table:table-cell>
          <table:table-cell table:style-name="ce18" office:value-type="string" calcext:value-type="string">
            <text:p>RandomCrop(256), RandomHorizontalFlip(p=0.5), ToDtype(torch.get_default_dtype()), NormalizeRange(),</text:p>
          </table:table-cell>
          <table:table-cell table:style-name="ce8" office:value-type="float" office:value="0.7948" calcext:value-type="float">
            <text:p>0.7948</text:p>
          </table:table-cell>
          <table:table-cell table:style-name="ce8" office:value-type="float" office:value="25.1201" calcext:value-type="float">
            <text:p>25.1201</text:p>
          </table:table-cell>
          <table:table-cell table:style-name="ce8" office:value-type="float" office:value="0.849" calcext:value-type="float">
            <text:p>0.849</text:p>
          </table:table-cell>
          <table:table-cell table:style-name="ce8" office:value-type="float" office:value="30.0089" calcext:value-type="float">
            <text:p>30.0089</text:p>
          </table:table-cell>
          <table:table-cell table:style-name="ce8" office:value-type="float" office:value="0.8149" calcext:value-type="float">
            <text:p>0.8149</text:p>
          </table:table-cell>
          <table:table-cell table:style-name="ce8" office:value-type="float" office:value="29.6567" calcext:value-type="float">
            <text:p>29.6567</text:p>
          </table:table-cell>
          <table:table-cell table:style-name="ce8" table:formula="of:=([.F47]+[.H47]+([.G47]+[.I47])/33)*50/2" office:value-type="float" office:value="82.8593939393939" calcext:value-type="float">
            <text:p>82.8593939393939</text:p>
          </table:table-cell>
          <table:table-cell table:style-name="ce8" table:formula="of:=(([.F47]+[.H47]+[.J47])+([.G47]+[.I47]+[.K47])/33)*50/3" office:value-type="float" office:value="83.799393939394" calcext:value-type="float">
            <text:p>83.799393939394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" office:value-type="string" calcext:value-type="string">
            <text:p>SP_4</text:p>
          </table:table-cell>
          <table:table-cell table:style-name="ce7" office:value-type="string" calcext:value-type="string">
            <text:p>HRDS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float" office:value="20" calcext:value-type="float">
            <text:p>20</text:p>
          </table:table-cell>
          <table:table-cell table:style-name="ce17" office:value-type="string" calcext:value-type="string">
            <text:p>RandomCrop(256), RandomHorizontalFlip(p=0.5), ToDtype(torch.get_default_dtype()), NormalizeRange(),</text:p>
          </table:table-cell>
          <table:table-cell table:style-name="ce7" office:value-type="float" office:value="0.7929" calcext:value-type="float">
            <text:p>0.7929</text:p>
          </table:table-cell>
          <table:table-cell table:style-name="ce7" office:value-type="float" office:value="25.106" calcext:value-type="float">
            <text:p>25.106</text:p>
          </table:table-cell>
          <table:table-cell table:style-name="ce7" office:value-type="float" office:value="0.846" calcext:value-type="float">
            <text:p>0.846</text:p>
          </table:table-cell>
          <table:table-cell table:style-name="ce7" office:value-type="float" office:value="29.8676" calcext:value-type="float">
            <text:p>29.8676</text:p>
          </table:table-cell>
          <table:table-cell table:style-name="ce7" office:value-type="float" office:value="0.8117" calcext:value-type="float">
            <text:p>0.8117</text:p>
          </table:table-cell>
          <table:table-cell table:style-name="ce7" office:value-type="float" office:value="29.445" calcext:value-type="float">
            <text:p>29.445</text:p>
          </table:table-cell>
          <table:table-cell table:style-name="ce7" table:formula="of:=([.F48]+[.H48]+([.G48]+[.I48])/33)*50/2" office:value-type="float" office:value="82.6191666666667" calcext:value-type="float">
            <text:p>82.6191666666667</text:p>
          </table:table-cell>
          <table:table-cell table:style-name="ce7" table:formula="of:=(([.F48]+[.H48]+[.J48])+([.G48]+[.I48]+[.K48])/33)*50/3" office:value-type="float" office:value="83.4789898989899" calcext:value-type="float">
            <text:p>83.4789898989899</text:p>
          </table:table-cell>
          <table:table-cell table:style-name="ce21" office:value-type="string" calcext:value-type="string">
            <text:p>cambio di dataset su HRDS, iperparametri diversi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P_4.1</text:p>
          </table:table-cell>
          <table:table-cell table:style-name="ce9" office:value-type="string" calcext:value-type="string">
            <text:p>HRDS</text:p>
          </table:table-cell>
          <table:table-cell table:style-name="ce9" office:value-type="float" office:value="0.15" calcext:value-type="float">
            <text:p>0.15</text:p>
          </table:table-cell>
          <table:table-cell table:style-name="ce16" office:value-type="string" calcext:value-type="string">
            <text:p>370+30</text:p>
          </table:table-cell>
          <table:table-cell table:style-name="ce19" office:value-type="string" calcext:value-type="string">
            <text:p>RandomCrop(256), RandomHorizontalFlip(p=0.5), ToDtype(torch.get_default_dtype()), NormalizeRange(),</text:p>
          </table:table-cell>
          <table:table-cell table:style-name="ce9" office:value-type="float" office:value="0.8156" calcext:value-type="float">
            <text:p>0.8156</text:p>
          </table:table-cell>
          <table:table-cell table:style-name="ce9" office:value-type="float" office:value="25.9341" calcext:value-type="float">
            <text:p>25.9341</text:p>
          </table:table-cell>
          <table:table-cell table:style-name="ce9" office:value-type="float" office:value="0.8656" calcext:value-type="float">
            <text:p>0.8656</text:p>
          </table:table-cell>
          <table:table-cell table:style-name="ce9" office:value-type="float" office:value="30.9286" calcext:value-type="float">
            <text:p>30.9286</text:p>
          </table:table-cell>
          <table:table-cell table:style-name="ce9" office:value-type="float" office:value="0.8223" calcext:value-type="float">
            <text:p>0.8223</text:p>
          </table:table-cell>
          <table:table-cell table:style-name="ce9" office:value-type="float" office:value="30.1196" calcext:value-type="float">
            <text:p>30.1196</text:p>
          </table:table-cell>
          <table:table-cell table:style-name="ce9" table:formula="of:=([.F49]+[.H49]+([.G49]+[.I49])/33)*50/2" office:value-type="float" office:value="85.107803030303" calcext:value-type="float">
            <text:p>85.107803030303</text:p>
          </table:table-cell>
          <table:table-cell table:style-name="ce9" table:formula="of:=(([.F49]+[.H49]+[.J49])+([.G49]+[.I49]+[.K49])/33)*50/3" office:value-type="float" office:value="85.6554545454546" calcext:value-type="float">
            <text:p>85.6554545454546</text:p>
          </table:table-cell>
          <table:table-cell table:style-name="ce23" office:value-type="string" calcext:value-type="string">
            <text:p>learning rate iniziale 3e-4, cambia lambda -&gt; loss diversa, addestramento comunque lento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Nomenclatura: unisce la versione di convir con il numero di tentativo, un nome come SP_4.1 indica che è stato ricavato da una versione pre-trainata di SP_4</text:p>
          </table:table-cell>
          <table:table-cell table:number-columns-repeated="10"/>
          <table:table-cell table:style-name="ce5" office:value-type="string" calcext:value-type="string">
            <text:p>Il senso di questa metrica è avere qualcosa in una scala da 1 a 100, visti i valori di PSNR il massimo sarebbe 33dB (arbitrario), quindi si divide per questo valore per riportare nell'intervallo [0,1], SSIM invece è già in quell'intervallo, poi li si somma, si moltiplica per 100 e si fa la media tra i due valori e sui dataset considerati</text:p>
          </table:table-cell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Datasets" table:target-range-address="Foglio1.O1:Foglio1.S8"/>
        <table:database-range table:name="Tabella_1" table:target-range-address="Foglio1.A1:Foglio1.N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8" meta:object-count="0"/>
    <meta:generator>LibreOfficeDev/6.0.5.2$Linux_X86_64 LibreOffice_project/</meta:generator>
  </office:meta>
</office:document-meta>
</file>